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206" officeooo:paragraph-rsid="00126206"/>
    </style:style>
    <style:style style:name="P2" style:family="paragraph" style:parent-style-name="Standard">
      <style:text-properties officeooo:rsid="00126206" officeooo:paragraph-rsid="00128841"/>
    </style:style>
    <style:style style:name="T1" style:family="text">
      <style:text-properties officeooo:rsid="00128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arduino code(lidar_arduino.ino)]</text:p>
      <text:p text:style-name="P1"/>
      <text:p text:style-name="P2">#define USE_USBCON <text:span text:style-name="T1">// Arduino Micro board</text:span></text:p>
      <text:p text:style-name="P1">#include &lt;ros.h&gt;</text:p>
      <text:p text:style-name="P1">#include &lt;std_msgs/Int32.h&gt;</text:p>
      <text:p text:style-name="P1"/>
      <text:p text:style-name="P1">ros::NodeHandle <text:s/>nh;</text:p>
      <text:p text:style-name="P1"/>
      <text:p text:style-name="P1">unsigned long pW;</text:p>
      <text:p text:style-name="P1"/>
      <text:p text:style-name="P1">std_msgs::Int32 pulseWidth;</text:p>
      <text:p text:style-name="P1">ros::Publisher lidar("lidar", &amp;pulseWidth);</text:p>
      <text:p text:style-name="P1"/>
      <text:p text:style-name="P1">void setup()</text:p>
      <text:p text:style-name="P1">{</text:p>
      <text:p text:style-name="P1"><text:s text:c="2"/>nh.initNode();</text:p>
      <text:p text:style-name="P1"><text:s text:c="2"/>nh.advertise(lidar);</text:p>
      <text:p text:style-name="P1"/>
      <text:p text:style-name="P1"><text:s text:c="2"/>pinMode(2, OUTPUT); // Set pin 2 as trigger pin</text:p>
      <text:p text:style-name="P1"><text:s text:c="2"/>digitalWrite(2, LOW); // Set trigger LOW for continuous read</text:p>
      <text:p text:style-name="P1"><text:s text:c="2"/>pinMode(3, INPUT); // Set pin 3 as monitor pin</text:p>
      <text:p text:style-name="P1">}</text:p>
      <text:p text:style-name="P1"/>
      <text:p text:style-name="P1">void loop()</text:p>
      <text:p text:style-name="P1">{</text:p>
      <text:p text:style-name="P1"><text:s text:c="4"/>pW = pulseIn(3, HIGH); // Count how long the pulse is high in microseconds</text:p>
      <text:p text:style-name="P1"><text:s text:c="4"/>pW = pW / 10; // 10usec = 1 cm of distance</text:p>
      <text:p text:style-name="P1"><text:s text:c="4"/>pulseWidth.data = pW;</text:p>
      <text:p text:style-name="P1"><text:s text:c="4"/>lidar.publish(&amp;pulseWidth);</text:p>
      <text:p text:style-name="P1"><text:s text:c="4"/>nh.spinOnce();</text:p>
      <text:p text:style-name="P1"><text:s text:c="4"/>delay(10);</text:p>
      <text:p text:style-name="P1">}</text:p>
      <text:p text:style-name="P1"/>
      <text:p text:style-name="P1">[terminal]</text:p>
      <text:p text:style-name="P1"/>
      <text:p text:style-name="P1">Roscore &amp;</text:p>
      <text:p text:style-name="P1">rosrun rosserial_python serial_node.py _port:=/dev/ttyACM0 _baud:=57600 &amp;</text:p>
      <text:p text:style-name="P1">rostopic echo lida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2:13:27.670545634</meta:creation-date>
    <dc:date>2019-05-08T02:17:01.691259239</dc:date>
    <meta:editing-duration>PT3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03" meta:character-count="771" meta:non-whitespace-character-count="662"/>
  </office:meta>
</office:document-meta>
</file>